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13.739cm"/>
    </style:style>
    <style:style style:name="co9" style:family="table-column">
      <style:table-column-properties fo:break-before="auto" style:column-width="3.78cm"/>
    </style:style>
    <style:style style:name="co10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5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__repr__</text:p>
          </table:table-cell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5"/>
        <table:table-column table:style-name="co2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7　テンソルを扱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7.1　要素ごとの計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7.2　テンソルを使用したときの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 table:style-name="ce6" office:value-type="percentage" office:value="0.1" calcext:value-type="percentage">
            <text:p>10%</text:p>
          </table:table-cell>
          <table:table-cell office:value-type="string" calcext:value-type="string">
            <text:p>数式理解不足</text:p>
          </table:table-cell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 table:number-columns-repeated="2"/>
        </table:table-row>
      </table:table>
      <table:table table:name="第5ステージ" table:style-name="ta1">
        <table:table-column table:style-name="co8" table:default-cell-style-name="ce5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10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09:42:31.14306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6T10:46:51.423101897</dc:date>
    <meta:editing-duration>P5DT9H49M50S</meta:editing-duration>
    <meta:editing-cycles>61</meta:editing-cycles>
    <meta:document-statistic meta:table-count="6" meta:cell-count="444" meta:object-count="0"/>
    <meta:user-defined meta:name=""/>
  </office:meta>
</office:document-meta>
</file>